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LUNA HUANTO EDILBERTO SEGUN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LUNA HUANTO, EDILBERT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LUNA HUANTO EDILBERTO SEGUN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S BB CA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33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02:18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